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D0000002D73ADFFC045F26A60.png" manifest:media-type="image/png"/>
  <manifest:file-entry manifest:full-path="Pictures/100001DC000004A7000004A72B993E0616711901.svg" manifest:media-type="image/svg+xml"/>
  <manifest:file-entry manifest:full-path="Pictures/100000010000003100000031012C5C89FEE7A2B5.png" manifest:media-type="image/png"/>
  <manifest:file-entry manifest:full-path="Pictures/100002F90000051000000510D098C07FB7A0188E.svg" manifest:media-type="image/svg+xml"/>
  <manifest:file-entry manifest:full-path="Pictures/10000001000002C3000002C30C32663922FF5287.png" manifest:media-type="image/png"/>
  <manifest:file-entry manifest:full-path="Pictures/10000EFC0000754A0000754AC0FF780289D017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Noto Sans" svg:font-family="'Noto Sans'" style:font-family-generic="roman" style:font-pitch="variable"/>
    <style:font-face style:name="Nunito" svg:font-family="Nunito" style:font-pitch="variable"/>
    <style:font-face style:name="Operator Mono Lig Book" svg:font-family="'Operator Mono Lig Book'" style:font-pitch="fixed"/>
    <style:font-face style:name="Operator Mono Lig Book1" svg:font-family="'Operator Mono Lig Book'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69cm" fo:min-width="6.949cm" draw:shadow="hidden" draw:shadow-offset-x="0.071cm" draw:shadow-offset-y="0.071cm" draw:shadow-color="#c6c6c6" draw:shadow-opacity="100%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2cm" fo:min-width="8.461cm" draw:shadow="hidden" draw:shadow-offset-x="0.071cm" draw:shadow-offset-y="0.071cm" draw:shadow-color="#c6c6c6" draw:shadow-opacity="100%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1.996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2.117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62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1.513cm"/>
      <style:paragraph-properties style:writing-mode="lr-tb"/>
    </style:style>
    <style:style style:name="gr39" style:family="graphic" style:parent-style-name="standard">
      <style:graphic-properties draw:stroke="solid" svg:stroke-width="0.053cm" svg:stroke-color="#1c1c1c" draw:marker-start-width="0.28cm" draw:marker-end-width="0.28cm" draw:fill-color="#1c1c1c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40" style:family="graphic" style:parent-style-name="standard">
      <style:graphic-properties draw:stroke="none" svg:stroke-color="#000000" draw:fill="none" draw:fill-color="#ffffff" fo:min-height="1.336cm"/>
      <style:paragraph-properties style:writing-mode="lr-tb"/>
    </style:style>
    <style:style style:name="gr41" style:family="graphic" style:parent-style-name="objectwithoutfill">
      <style:graphic-properties draw:stroke="dash" draw:stroke-dash="Double_20_Dash_20__28_Rounded_29_" svg:stroke-width="0.018cm" svg:stroke-color="#b2b2b2" draw:marker-start-width="0.227cm" draw:marker-end-width="0.227cm" svg:stroke-linecap="round" draw:fill="solid" draw:textarea-vertical-align="middle" fo:padding-top="0.134cm" fo:padding-bottom="0.134cm" fo:padding-left="0.259cm" fo:padding-right="0.259cm"/>
    </style:style>
    <style:style style:name="gr42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43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1.009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50" style:family="graphic" style:parent-style-name="standard" style:list-style-name="L1">
      <style:graphic-properties draw:stroke="none" draw:fill="none" draw:fill-color="#ffffff" fo:min-height="0.53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fo:min-height="0.577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fo:min-height="0.407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fo:min-height="0.623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fo:min-height="0.623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fo:min-height="0.623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3.842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fo:min-height="1.009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fo:min-height="0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fo:min-height="0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fo:min-height="1.009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33333" loext:opacity="100%" loext:color-lum-mod="100%" loext:color-lum-off="0%" style:text-position="-33% 58%" style:font-name="Nunit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111111" loext:opacity="100%" loext:color-lum-mod="100%" loext:color-lum-off="0%" style:font-name="Nunito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1pt" fo:font-style="italic" fo:text-shadow="1pt 1pt" style:text-underline-style="none" style:font-size-asian="11pt" style:font-style-asian="italic" style:font-size-complex="11pt" style:font-style-complex="italic"/>
    </style:style>
    <style:style style:name="P9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1pt" fo:font-style="italic" fo:text-shadow="1pt 1pt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1pt" fo:font-style="italic" fo:text-shadow="1pt 1pt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3pt" fo:font-weight="bold" style:font-size-asian="13pt" style:font-weight-asian="bold" style:font-size-complex="13pt" style:font-weight-complex="bold"/>
    </style:style>
    <style:style style:name="P13" style:family="paragraph">
      <style:paragraph-properties fo:margin-left="0cm" fo:margin-right="0cm" fo:margin-top="0cm" fo:margin-bottom="0cm" fo:line-height="100%" fo:text-align="end" fo:text-indent="0cm"/>
      <style:text-properties fo:font-style="italic" style:font-style-asian="italic" style:font-style-complex="italic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1c1c1c" loext:opacity="100%" loext:color-lum-mod="100%" loext:color-lum-off="0%" style:font-name="Nunito" fo:font-size="8pt" fo:font-style="italic" style:font-size-asian="8pt" style:font-style-asian="italic" style:font-size-complex="8pt" style:font-style-complex="italic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Nunito" fo:font-style="normal" fo:font-weight="bold" style:font-style-asian="normal" style:font-weight-asian="bold" style:font-style-complex="normal" style:font-weight-complex="bold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c1c1c" loext:opacity="100%" loext:color-lum-mod="100%" loext:color-lum-off="0%" style:font-name="Nunito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Nunito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>
      <loext:graphic-properties draw:fill-color="#1c1c1c"/>
      <style:paragraph-properties fo:text-align="cente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0.5pt" fo:font-weight="normal" style:font-size-asian="10.5pt" style:font-weight-asian="normal" style:font-size-complex="10.5pt" style:font-weight-complex="normal"/>
    </style:style>
    <style:style style:name="P21" style:family="paragraph">
      <loext:graphic-properties draw:fill="solid"/>
      <style:paragraph-properties fo:text-align="center" style:writing-mode="lr-tb"/>
      <style:text-properties fo:color="#111111" loext:opacity="100%" loext:color-lum-mod="100%" loext:color-lum-off="0%" fo:font-size="15pt" style:font-size-asian="15pt" style:font-size-complex="15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Nunito" fo:font-size="10.5pt" fo:font-style="normal" style:font-size-asian="10.5pt" style:font-style-asian="normal" style:font-size-complex="10.5pt" style:font-style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loext:color-lum-mod="100%" loext:color-lum-off="0%" style:font-name="Operator Mono Lig Book" fo:font-size="13pt" style:text-underline-style="solid" style:text-underline-width="auto" style:text-underline-color="font-color" fo:background-color="transparent" style:font-size-asian="16pt" style:font-size-complex="16pt"/>
    </style:style>
    <style:style style:name="P25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2pt" fo:font-weight="bold" style:font-size-asian="13pt" style:font-weight-asian="bold" style:font-size-complex="13pt" style:font-weight-complex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c1c1c" loext:opacity="100%" loext:color-lum-mod="100%" loext:color-lum-off="0%" style:font-name="Nunito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Nunito" fo:font-style="italic" style:text-underline-style="none" fo:font-weight="normal" style:font-style-asian="italic" style:font-weight-asian="normal" style:font-style-complex="italic" style:font-weight-complex="normal"/>
    </style:style>
    <style:style style:name="P28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3pt" fo:font-weight="normal" style:font-size-asian="13pt" style:font-weight-asian="normal" style:font-size-complex="13pt" style:font-weight-complex="normal"/>
    </style:style>
    <style:style style:name="P29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3pt" fo:font-weight="normal" style:font-size-asian="13pt" style:font-weight-asian="bold" style:font-size-complex="13pt" style:font-weight-complex="bold"/>
    </style:style>
    <style:style style:name="P30" style:family="paragraph">
      <style:paragraph-properties fo:margin-left="0cm" fo:margin-right="0cm" fo:margin-top="0cm" fo:margin-bottom="0cm" fo:line-height="100%" fo:text-align="end" fo:text-indent="0cm"/>
      <style:text-properties fo:font-style="italic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1c1c1c" loext:opacity="100%" loext:color-lum-mod="100%" loext:color-lum-off="0%" style:font-name="Nunito" fo:font-size="8pt" fo:font-style="italic" style:font-size-asian="8pt" style:font-size-complex="8pt"/>
    </style:style>
    <style:style style:name="P32" style:family="paragraph">
      <loext:graphic-properties draw:fill="none"/>
      <style:paragraph-properties fo:text-align="center"/>
      <style:text-properties fo:font-style="italic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Nunito" fo:font-style="italic" fo:font-weight="normal" style:font-style-asian="italic" style:font-weight-asian="normal" style:font-style-complex="italic" style:font-weight-complex="normal"/>
    </style:style>
    <style:style style:name="P34" style:family="paragraph">
      <style:paragraph-properties fo:margin-left="0.102cm" fo:margin-right="0cm" fo:text-indent="0cm"/>
    </style:style>
    <style:style style:name="P35" style:family="paragraph">
      <loext:graphic-properties draw:fill="none" draw:fill-color="#ffffff"/>
      <style:paragraph-properties fo:margin-left="0.102cm" fo:margin-right="0cm" fo:text-indent="0cm" style:writing-mode="lr-tb"/>
      <style:text-properties fo:color="#333333" loext:opacity="100%" loext:color-lum-mod="100%" loext:color-lum-off="0%" style:font-name="Ubuntu Mono1" fo:font-size="13pt" fo:font-style="italic" fo:font-weight="normal" style:font-size-asian="11pt" style:font-size-complex="11pt"/>
    </style:style>
    <style:style style:name="P36" style:family="paragraph">
      <style:paragraph-properties fo:margin-left="0cm" fo:margin-right="0cm" fo:margin-top="0cm" fo:margin-bottom="0cm" fo:line-height="100%" fo:text-align="start" fo:text-indent="0cm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Ubuntu Mono1" fo:font-size="13pt" fo:font-style="italic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P38" style:family="paragraph">
      <loext:graphic-properties draw:fill="none" draw:fill-color="#ffffff"/>
      <style:paragraph-properties style:writing-mode="lr-tb"/>
      <style:text-properties fo:color="#333333" loext:opacity="100%" loext:color-lum-mod="100%" loext:color-lum-off="0%" style:font-name="Ubuntu Mono1" fo:font-size="13pt" fo:font-style="normal" fo:font-weight="normal" style:font-size-asian="11pt" style:font-size-complex="11pt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Ubuntu Mono1" fo:font-size="13pt" fo:font-style="italic" style:text-underline-style="none" style:font-size-asian="10pt" style:font-style-asian="normal" style:font-size-complex="10pt" style:font-style-complex="normal"/>
    </style:style>
    <style:style style:name="P40" style:family="paragraph">
      <loext:graphic-properties draw:fill="none"/>
      <style:paragraph-properties fo:text-align="center" style:writing-mode="lr-tb"/>
      <style:text-properties fo:font-size="20pt" fo:background-color="transparent" style:font-size-asian="20pt" style:font-size-complex="20pt"/>
    </style:style>
    <style:style style:name="P41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333333" loext:opacity="100%" style:text-outline="false" style:text-line-through-style="none" style:text-line-through-type="none" style:font-name="Nunito" fo:font-size="12pt" fo:font-style="normal" fo:text-shadow="none" style:text-underline-style="none" fo:font-weight="bold" style:letter-kerning="true" fo:background-color="transparent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e4e4e" loext:opacity="100%" style:text-outline="false" style:text-line-through-style="none" style:text-line-through-type="none" style:font-name="Nunito" fo:font-size="9pt" fo:font-style="normal" fo:text-shadow="none" style:text-underline-style="none" fo:font-weight="bold" style:letter-kerning="true" fo:background-color="transparent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32pt" fo:font-style="normal" fo:text-shadow="none" style:text-underline-style="none" fo:font-weight="bold" style:letter-kerning="true" fo:background-color="transparent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111111" loext:opacity="100%" style:font-name="Nunito" fo:font-size="13pt" fo:font-weight="bold" style:font-size-asian="13pt" style:font-weight-asian="bold" style:font-size-complex="13pt" style:font-weight-complex="bold"/>
    </style:style>
    <style:style style:name="T6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italic" fo:text-shadow="none" style:text-underline-style="none" fo:font-weight="normal" style:letter-kerning="true" fo:background-color="transparent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111111" loext:opacity="100%" style:font-name="Nunito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pt" fo:font-style="normal" fo:text-shadow="none" style:text-underline-style="none" fo:font-weight="bold" style:letter-kerning="true" fo:background-color="transparent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.5pt" fo:font-style="normal" fo:text-shadow="none" style:text-underline-style="none" fo:font-weight="normal" style:letter-kerning="true" fo:background-color="transparent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pt" fo:font-style="normal" fo:text-shadow="none" style:text-underline-style="none" fo:font-weight="normal" style:letter-kerning="true" fo:background-color="transparent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1c1c1c" loext:opacity="100%" style:font-name="Nunito" fo:font-size="8pt" style:font-size-asian="8pt" style:font-size-complex="8pt"/>
    </style:style>
    <style:style style:name="T13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0pt" fo:font-style="italic" fo:text-shadow="none" style:text-underline-style="none" fo:font-weight="normal" style:letter-kerning="true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.5pt" fo:font-style="normal" fo:text-shadow="none" style:text-underline-style="none" fo:font-weight="normal" style:letter-kerning="true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.5pt" fo:font-style="normal" fo:text-shadow="none" style:text-underline-style="none" fo:font-weight="bold" style:letter-kerning="true" fo:background-color="transparent" style:font-name-asian="Droid Sans Fallback" style:font-size-asian="10.5pt" style:font-style-asian="normal" style:font-weight-asian="bold" style:font-name-complex="FreeSans" style:font-size-complex="10.5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111111" loext:opacity="100%" style:font-name="Nunito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18" style:family="text">
      <style:text-properties fo:color="#111111" loext:opacity="100%" style:font-name="Nunito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19" style:family="text">
      <style:text-properties fo:color="#111111" loext:opacity="100%" style:font-name="Nunito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20" style:family="text">
      <style:text-properties fo:color="#111111" loext:opacity="100%" style:font-name="Nunito" fo:font-size="10.5pt" fo:font-weight="bold" style:font-size-asian="10.5pt" style:font-weight-asian="bold" style:font-size-complex="10.5pt" style:font-weight-complex="bold"/>
    </style:style>
    <style:style style:name="T21" style:family="text">
      <style:text-properties fo:color="#111111" loext:opacity="100%" style:font-name="Nunito" fo:font-size="10.5pt" fo:font-weight="normal" style:font-size-asian="10.5pt" style:font-weight-asian="normal" style:font-size-complex="10.5pt" style:font-weight-complex="normal"/>
    </style:style>
    <style:style style:name="T22" style:family="text">
      <style:text-properties fo:color="#1c1c1c" loext:opacity="100%" style:font-name="Nunito" fo:font-size="8pt" fo:font-style="italic" style:font-size-asian="8pt" style:font-style-asian="italic" style:font-size-complex="8pt" style:font-style-complex="italic"/>
    </style:style>
    <style:style style:name="T23" style:family="text">
      <style:text-properties fo:font-variant="normal" fo:text-transform="none" fo:color="#808080" loext:opacity="100%" style:text-outline="false" style:text-line-through-style="none" style:text-line-through-type="none" style:font-name="Nunito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808080" loext:opacity="100%" style:text-outline="false" style:text-line-through-style="none" style:text-line-through-type="none" style:font-name="Nunito" fo:font-size="9pt" fo:font-style="italic" fo:text-shadow="none" style:text-underline-style="none" fo:font-weight="normal" style:letter-kerning="true" style:font-name-asian="Droid Sans Fallback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33333" loext:opacity="100%" style:text-outline="false" style:text-line-through-style="none" style:text-line-through-type="none" style:font-name="Fantasque iCursive Dk" fo:font-size="11pt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808080" loext:opacity="100%" style:text-outline="false" style:text-line-through-style="none" style:text-line-through-type="none" style:font-name="Nunito" fo:font-size="8pt" fo:font-style="italic" fo:text-shadow="none" style:text-underline-style="none" fo:font-weight="normal" style:letter-kerning="true" fo:background-color="transparent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808080" loext:opacity="100%" style:text-outline="false" style:text-line-through-style="none" style:text-line-through-type="none" style:font-name="Nunito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666666" loext:opacity="100%" style:text-outline="false" style:text-line-through-style="none" style:text-line-through-type="none" style:font-name="Nunito" fo:font-size="8pt" fo:font-style="italic" fo:text-shadow="none" style:text-underline-style="none" fo:font-weight="normal" style:letter-kerning="true" fo:background-color="transparent" style:font-name-asian="Droid Sans Fallback" style:font-size-asian="8pt" style:font-style-asian="italic" style:font-weight-asian="normal" style:font-name-complex="FreeSans" style:font-size-complex="8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111111" loext:opacity="100%" style:font-name="Nunito" fo:font-size="11pt" fo:font-weight="bold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pt" fo:font-style="italic" fo:text-shadow="none" style:text-underline-style="none" fo:font-weight="normal" style:letter-kerning="true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color="#111111" loext:opacity="100%" style:font-name="Nunito" fo:font-size="11pt" fo:font-weight="normal" style:font-size-asian="11pt" style:font-weight-asian="normal" style:font-size-complex="11pt" style:font-weight-complex="normal"/>
    </style:style>
    <style:style style:name="T37" style:family="text">
      <style:text-properties fo:color="#111111" loext:opacity="100%" style:font-name="Nunito" fo:font-size="11pt" fo:font-weight="normal" style:font-size-asian="11pt" style:font-weight-asian="bold" style:font-size-complex="11pt" style:font-weight-complex="bold"/>
    </style:style>
    <style:style style:name="T38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normal" fo:text-shadow="none" style:text-underline-style="none" fo:font-weight="bold" style:letter-kerning="true" fo:background-color="transparent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333333" loext:opacity="100%" style:text-outline="false" style:text-line-through-style="none" style:text-line-through-type="none" style:font-name="Fantasque iCursive Dk" fo:font-size="11.5pt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11.5pt" style:font-style-asian="normal" style:font-weight-asian="normal" style:font-name-complex="FreeSans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9pt" fo:font-style="italic" fo:text-shadow="none" style:text-underline-style="none" fo:font-weight="bold" style:letter-kerning="true" style:font-name-asian="Droid Sans Fallback" style:font-size-asian="9pt" style:font-style-asian="italic" style:font-weight-asian="bold" style:font-name-complex="FreeSans" style:font-size-complex="9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9pt" fo:font-style="italic" fo:text-shadow="none" style:text-underline-style="none" fo:font-weight="normal" style:letter-kerning="true" style:font-name-asian="Droid Sans Fallback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3pt" fo:font-style="normal" fo:text-shadow="none" style:text-underline-style="none" fo:font-weight="normal" style:letter-kerning="true" style:font-name-asian="Droid Sans Fallback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111111" loext:opacity="100%" style:font-name="Ubuntu Mono1" fo:font-size="12pt" fo:font-weight="normal" style:font-size-asian="9pt" style:font-size-complex="9pt"/>
    </style:style>
    <style:style style:name="T47" style:family="text">
      <style:text-properties fo:font-variant="normal" fo:text-transform="none" fo:color="#333333" loext:opacity="100%" style:text-outline="false" style:text-line-through-style="none" style:text-line-through-type="none" style:font-name="Ubuntu Mono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333333" loext:opacity="100%" style:font-name="Ubuntu Mono1" fo:font-size="12pt" fo:font-style="normal" fo:font-weight="normal" style:font-size-asian="9pt" style:font-size-complex="9pt"/>
    </style:style>
    <style:style style:name="T49" style:family="text">
      <style:text-properties fo:font-variant="normal" fo:text-transform="none" fo:color="#333333" loext:opacity="100%" style:text-outline="false" style:text-line-through-style="none" style:text-line-through-type="none" style:font-name="Ubuntu Mono1" fo:font-size="12pt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333333" loext:opacity="100%" style:font-name="Ubuntu Mono1" fo:font-size="12pt" fo:font-weight="normal" style:font-size-asian="9pt" style:font-size-complex="9pt"/>
    </style:style>
    <style:style style:name="T51" style:family="text">
      <style:text-properties fo:background-color="transparent"/>
    </style:style>
    <style:style style:name="T52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.5pt" fo:font-style="normal" fo:text-shadow="none" style:text-underline-style="none" fo:font-weight="bold" style:letter-kerning="true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udo -f hireme :)" draw:style-name="dp1" draw:master-page-name="Default">
        <draw:frame draw:style-name="gr1" draw:text-style-name="P2" draw:layer="layout" svg:width="7.449cm" svg:height="0.919cm" svg:x="0.82cm" svg:y="1.124cm">
          <draw:text-box>
            <text:p text:style-name="P1"><text:span text:style-name="T1">Software Engineer </text:span><text:span text:style-name="T2">(Frontend </text:span><text:span text:style-name="T2">developer)</text:span></text:p>
          </draw:text-box>
        </draw:frame>
        <draw:frame draw:style-name="gr2" draw:text-style-name="P4" draw:layer="layout" svg:width="8.961cm" svg:height="1.792cm" svg:x="0.822cm" svg:y="-0.022cm">
          <draw:text-box>
            <text:p text:style-name="P3"><text:span text:style-name="T3">Ahmad</text:span><text:span text:style-name="T4"> </text:span><text:span text:style-name="T4">Salih</text:span></text:p>
          </draw:text-box>
        </draw:frame>
        <draw:frame draw:style-name="gr3" draw:text-style-name="P5" draw:layer="layout" svg:width="0.746cm" svg:height="0.746cm" svg:x="0.107cm" svg:y="0.108cm">
          <draw:image xlink:href="Pictures/10000EFC0000754A0000754AC0FF780289D0175B.svg" xlink:type="simple" xlink:show="embed" xlink:actuate="onLoad" draw:mime-type="image/svg+xml">
            <text:p/>
          </draw:image>
          <draw:image xlink:href="Pictures/10000001000002C3000002C30C32663922FF5287.png" xlink:type="simple" xlink:show="embed" xlink:actuate="onLoad" draw:mime-type="image/png"/>
        </draw:frame>
        <draw:frame draw:style-name="gr4" draw:text-style-name="P6" draw:layer="layout" svg:width="2.918cm" svg:height="0.925cm" svg:x="0.794cm" svg:y="1.821cm">
          <draw:text-box>
            <text:p><text:span text:style-name="T5">Summary</text:span></text:p>
          </draw:text-box>
        </draw:frame>
        <draw:frame draw:style-name="gr5" draw:text-style-name="P8" draw:layer="layout" svg:width="13.191cm" svg:height="2.367cm" svg:x="0.826cm" svg:y="2.415cm">
          <draw:text-box>
            <text:p text:style-name="P7"><text:span text:style-name="T6">Ahmad is a dynamic and </text:span><text:span text:style-name="T6">devoted developer. </text:span><text:span text:style-name="T6">Experienced Frontend </text:span><text:span text:style-name="T6">engineer with a strong </text:span><text:span text:style-name="T6">background in modern web </text:span><text:span text:style-name="T6">technologies. Now </text:span></text:p>
            <text:p text:style-name="P7"><text:span text:style-name="T6">he is looking for a </text:span><text:span text:style-name="T6">challenging and pushing </text:span><text:span text:style-name="T6">forward role where he can </text:span><text:span text:style-name="T7">utilize</text:span><text:span text:style-name="T6"> his skills and continue </text:span><text:span text:style-name="T6">learning and growing as a </text:span><text:span text:style-name="T6">developer.</text:span></text:p>
          </draw:text-box>
        </draw:frame>
        <draw:frame draw:style-name="gr4" draw:text-style-name="P9" draw:layer="measurelines" svg:width="2.918cm" svg:height="0.925cm" svg:x="14.095cm" svg:y="1.804cm">
          <draw:text-box>
            <text:p><text:span text:style-name="T8">Skills</text:span></text:p>
          </draw:text-box>
        </draw:frame>
        <draw:frame draw:style-name="gr6" draw:text-style-name="P10" draw:layer="measurelines" svg:width="6.14cm" svg:height="0.73cm" svg:x="14.127cm" svg:y="2.493cm">
          <draw:text-box>
            <text:p text:style-name="P7"><text:span text:style-name="T9">Frontend</text:span></text:p>
          </draw:text-box>
        </draw:frame>
        <draw:frame draw:style-name="gr7" draw:text-style-name="P11" draw:layer="layout" svg:width="5.705cm" svg:height="0.755cm" svg:x="14.227cm" svg:y="2.993cm">
          <draw:text-box>
            <text:p text:style-name="P7"><text:span text:style-name="T10">- </text:span><text:span text:style-name="T11">HTML5, CSS3</text:span></text:p>
          </draw:text-box>
        </draw:frame>
        <draw:frame draw:style-name="gr8" draw:text-style-name="P11" draw:layer="layout" svg:width="5.705cm" svg:height="0.755cm" svg:x="14.228cm" svg:y="3.42cm">
          <draw:text-box>
            <text:p text:style-name="P7"><text:span text:style-name="T10">- Sass, Less</text:span></text:p>
          </draw:text-box>
        </draw:frame>
        <draw:frame draw:style-name="gr9" draw:text-style-name="P11" draw:layer="layout" svg:width="5.705cm" svg:height="0.755cm" svg:x="14.229cm" svg:y="4.321cm">
          <draw:text-box>
            <text:p text:style-name="P7"><text:span text:style-name="T10">- </text:span><text:span text:style-name="T11">ReactJS</text:span></text:p>
          </draw:text-box>
        </draw:frame>
        <draw:frame draw:style-name="gr10" draw:text-style-name="P11" draw:layer="layout" svg:width="5.705cm" svg:height="0.755cm" svg:x="14.23cm" svg:y="4.774cm">
          <draw:text-box>
            <text:p text:style-name="P7"><text:span text:style-name="T10">- </text:span><text:span text:style-name="T11">Redux, Redux Toolkit</text:span></text:p>
          </draw:text-box>
        </draw:frame>
        <draw:frame draw:style-name="gr11" draw:text-style-name="P11" draw:layer="layout" svg:width="5.705cm" svg:height="0.755cm" svg:x="14.229cm" svg:y="3.869cm">
          <draw:text-box>
            <text:p text:style-name="P7"><text:span text:style-name="T10">- Pug/Jade</text:span></text:p>
          </draw:text-box>
        </draw:frame>
        <draw:frame draw:style-name="gr12" draw:text-style-name="P11" draw:layer="layout" svg:width="5.705cm" svg:height="0.755cm" svg:x="14.231cm" svg:y="5.223cm">
          <draw:text-box>
            <text:p text:style-name="P7"><text:span text:style-name="T10">- </text:span><text:span text:style-name="T11">GatsbyJS</text:span></text:p>
          </draw:text-box>
        </draw:frame>
        <draw:frame draw:style-name="gr13" draw:text-style-name="P11" draw:layer="layout" svg:width="5.705cm" svg:height="0.755cm" svg:x="14.232cm" svg:y="5.652cm">
          <draw:text-box>
            <text:p text:style-name="P7"><text:span text:style-name="T10">- </text:span><text:span text:style-name="T11">NextJS</text:span></text:p>
          </draw:text-box>
        </draw:frame>
        <draw:frame draw:style-name="gr14" draw:text-style-name="P10" draw:layer="layout" svg:width="6.14cm" svg:height="0.73cm" svg:x="14.127cm" svg:y="6.649cm">
          <draw:text-box>
            <text:p text:style-name="P7"><text:span text:style-name="T9">Backend</text:span></text:p>
          </draw:text-box>
        </draw:frame>
        <draw:frame draw:style-name="gr15" draw:text-style-name="P11" draw:layer="layout" svg:width="5.705cm" svg:height="0.755cm" svg:x="14.227cm" svg:y="7.171cm">
          <draw:text-box>
            <text:p text:style-name="P7"><text:span text:style-name="T10">- NodeJS</text:span></text:p>
          </draw:text-box>
        </draw:frame>
        <draw:frame draw:style-name="gr16" draw:text-style-name="P11" draw:layer="layout" svg:width="5.705cm" svg:height="0.755cm" svg:x="14.228cm" svg:y="7.598cm">
          <draw:text-box>
            <text:p text:style-name="P7"><text:span text:style-name="T10">- ExpressJS</text:span></text:p>
          </draw:text-box>
        </draw:frame>
        <draw:frame draw:style-name="gr17" draw:text-style-name="P11" draw:layer="layout" svg:width="5.705cm" svg:height="0.755cm" svg:x="14.229cm" svg:y="8.063cm">
          <draw:text-box>
            <text:p text:style-name="P7"><text:span text:style-name="T10">- NestJS</text:span></text:p>
          </draw:text-box>
        </draw:frame>
        <draw:frame draw:style-name="gr18" draw:text-style-name="P10" draw:layer="layout" svg:width="6.14cm" svg:height="0.73cm" svg:x="14.127cm" svg:y="11.194cm">
          <draw:text-box>
            <text:p text:style-name="P7"><text:span text:style-name="T9">Programming Languages</text:span></text:p>
          </draw:text-box>
        </draw:frame>
        <draw:frame draw:style-name="gr19" draw:text-style-name="P11" draw:layer="layout" svg:width="5.705cm" svg:height="0.755cm" svg:x="14.227cm" svg:y="11.694cm">
          <draw:text-box>
            <text:p text:style-name="P7"><text:span text:style-name="T10">- Javascript, Typescript</text:span></text:p>
          </draw:text-box>
        </draw:frame>
        <draw:frame draw:style-name="gr20" draw:text-style-name="P11" draw:layer="layout" svg:width="5.705cm" svg:height="0.755cm" svg:x="14.228cm" svg:y="12.121cm">
          <draw:text-box>
            <text:p text:style-name="P7"><text:span text:style-name="T10">- Golang</text:span></text:p>
          </draw:text-box>
        </draw:frame>
        <draw:frame draw:style-name="gr21" draw:text-style-name="P10" draw:layer="layout" svg:width="6.14cm" svg:height="0.73cm" svg:x="14.127cm" svg:y="9.55cm">
          <draw:text-box>
            <text:p text:style-name="P7"><text:span text:style-name="T9">Databases</text:span></text:p>
          </draw:text-box>
        </draw:frame>
        <draw:frame draw:style-name="gr22" draw:text-style-name="P11" draw:layer="layout" svg:width="5.705cm" svg:height="0.755cm" svg:x="14.227cm" svg:y="10.05cm">
          <draw:text-box>
            <text:p text:style-name="P7"><text:span text:style-name="T10">- MongoDB</text:span></text:p>
          </draw:text-box>
        </draw:frame>
        <draw:frame draw:style-name="gr23" draw:text-style-name="P11" draw:layer="layout" svg:width="5.705cm" svg:height="0.755cm" svg:x="14.229cm" svg:y="10.542cm">
          <draw:text-box>
            <text:p text:style-name="P7"><text:span text:style-name="T10">- SQLite</text:span></text:p>
          </draw:text-box>
        </draw:frame>
        <draw:frame draw:style-name="gr24" draw:text-style-name="P11" draw:layer="layout" svg:width="5.705cm" svg:height="0.755cm" svg:x="14.233cm" svg:y="6.047cm">
          <draw:text-box>
            <text:p text:style-name="P7"><text:span text:style-name="T10">- </text:span><text:span text:style-name="T11">Webpack, Vite</text:span></text:p>
          </draw:text-box>
        </draw:frame>
        <draw:frame draw:style-name="gr25" draw:text-style-name="P10" draw:layer="layout" svg:width="6.14cm" svg:height="0.73cm" svg:x="14.117cm" svg:y="13.166cm">
          <draw:text-box>
            <text:p text:style-name="P7"><text:span text:style-name="T9">Software Concepts</text:span></text:p>
          </draw:text-box>
        </draw:frame>
        <draw:frame draw:style-name="gr26" draw:text-style-name="P11" draw:layer="layout" svg:width="5.705cm" svg:height="0.755cm" svg:x="14.217cm" svg:y="13.666cm">
          <draw:text-box>
            <text:p text:style-name="P7"><text:span text:style-name="T10">- OOP</text:span></text:p>
          </draw:text-box>
        </draw:frame>
        <draw:frame draw:style-name="gr27" draw:text-style-name="P11" draw:layer="layout" svg:width="5.705cm" svg:height="0.755cm" svg:x="14.218cm" svg:y="14.093cm">
          <draw:text-box>
            <text:p text:style-name="P7"><text:span text:style-name="T10">- Design Patterns Concepts.</text:span></text:p>
          </draw:text-box>
        </draw:frame>
        <draw:frame draw:style-name="gr28" draw:text-style-name="P11" draw:layer="layout" svg:width="5.705cm" svg:height="0.755cm" svg:x="14.219cm" svg:y="14.578cm">
          <draw:text-box>
            <text:p text:style-name="P7"><text:span text:style-name="T10">- SOLID Principles</text:span></text:p>
          </draw:text-box>
        </draw:frame>
        <draw:frame draw:style-name="gr29" draw:text-style-name="P10" draw:layer="layout" svg:width="6.14cm" svg:height="0.73cm" svg:x="14.117cm" svg:y="15.228cm">
          <draw:text-box>
            <text:p text:style-name="P7"><text:span text:style-name="T9">Other Skills</text:span></text:p>
          </draw:text-box>
        </draw:frame>
        <draw:frame draw:style-name="gr30" draw:text-style-name="P11" draw:layer="layout" svg:width="5.705cm" svg:height="0.755cm" svg:x="14.217cm" svg:y="15.705cm">
          <draw:text-box>
            <text:p text:style-name="P7"><text:span text:style-name="T10">- Git</text:span></text:p>
          </draw:text-box>
        </draw:frame>
        <draw:frame draw:style-name="gr31" draw:text-style-name="P11" draw:layer="layout" svg:width="5.705cm" svg:height="0.755cm" svg:x="14.218cm" svg:y="16.597cm">
          <draw:text-box>
            <text:p text:style-name="P7"><text:span text:style-name="T10">- Agile</text:span></text:p>
          </draw:text-box>
        </draw:frame>
        <draw:frame draw:style-name="gr32" draw:text-style-name="P11" draw:layer="layout" svg:width="5.705cm" svg:height="0.755cm" svg:x="14.219cm" svg:y="17.478cm">
          <draw:text-box>
            <text:p text:style-name="P7"><text:span text:style-name="T10">- CI/CD TraviseCI, CircleCi</text:span></text:p>
          </draw:text-box>
        </draw:frame>
        <draw:frame draw:style-name="gr33" draw:text-style-name="P11" draw:layer="layout" svg:width="5.705cm" svg:height="0.755cm" svg:x="14.22cm" svg:y="17.025cm">
          <draw:text-box>
            <text:p text:style-name="P7"><text:span text:style-name="T10">- Docker</text:span></text:p>
          </draw:text-box>
        </draw:frame>
        <draw:frame draw:style-name="gr34" draw:text-style-name="P12" draw:layer="layout" svg:width="3.556cm" svg:height="0.873cm" svg:x="1.23cm" svg:y="5.45cm">
          <draw:text-box>
            <text:p><text:span text:style-name="T5">Military</text:span></text:p>
          </draw:text-box>
        </draw:frame>
        <draw:frame draw:style-name="gr35" draw:text-style-name="P14" draw:layer="layout" svg:width="5.143cm" svg:height="0.717cm" svg:x="7.912cm" svg:y="5.601cm">
          <draw:text-box>
            <text:p text:style-name="P13"><text:span text:style-name="T12">Jan - 2022 <text:s/>: <text:s/>Mar - 2023 </text:span></text:p>
          </draw:text-box>
        </draw:frame>
        <draw:frame draw:style-name="gr36" draw:text-style-name="P16" draw:layer="layout" svg:width="5.225cm" svg:height="0.823cm" svg:x="1.238cm" svg:y="6.086cm">
          <draw:text-box>
            <text:p text:style-name="P15"><text:span text:style-name="T13">Fullstack developer</text:span></text:p>
          </draw:text-box>
        </draw:frame>
        <draw:frame draw:style-name="gr37" draw:text-style-name="P17" draw:layer="layout" svg:width="4.778cm" svg:height="0.742cm" svg:x="3.165cm" svg:y="5.564cm">
          <draw:text-box>
            <text:p text:style-name="P7"><text:span text:style-name="T14">Military service life time</text:span></text:p>
          </draw:text-box>
        </draw:frame>
        <draw:frame draw:style-name="gr38" draw:text-style-name="P18" draw:layer="layout" svg:width="12.458cm" svg:height="1.763cm" svg:x="1.232cm" svg:y="6.594cm">
          <draw:text-box>
            <text:p text:style-name="P15"><text:span text:style-name="T15">Played full role, Handled more </text:span><text:span text:style-name="T15">than 20 mindsets, Developed </text:span><text:span text:style-name="T15">quite several projects, </text:span><text:span text:style-name="T15">front&amp;back end. Most of the </text:span><text:span text:style-name="T15">time I was dealing with </text:span><text:span text:style-name="T15">MSSQL server, Sqlite on top of </text:span><text:span text:style-name="T15">NodeJS, and Reactjs.</text:span></text:p>
          </draw:text-box>
        </draw:frame>
        <draw:custom-shape draw:style-name="gr39" draw:text-style-name="P19" draw:layer="layout" svg:width="0.152cm" svg:height="0.152cm" svg:x="1.164cm" svg:y="5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0" draw:layer="layout" svg:width="12.248cm" svg:height="1.586cm" svg:x="1.306cm" svg:y="8.201cm">
          <draw:text-box>
            <text:p text:style-name="P7"><text:span text:style-name="T16">-</text:span><text:span text:style-name="T10"> </text:span><text:span text:style-name="T16">Office Archive App</text:span><text:span text:style-name="T10"> – Worked </text:span><text:span text:style-name="T10">on full functional archive can </text:span><text:span text:style-name="T16">crud </text:span><text:span text:style-name="T10">fax, <text:s text:c="5"/></text:span><text:span text:style-name="T17">All that depends </text:span><text:span text:style-name="T17">on the </text:span><text:span text:style-name="T18">year, stage, </text:span><text:span text:style-name="T17">and </text:span><text:span text:style-name="T19">fax title</text:span><text:span text:style-name="T17"> </text:span><text:span text:style-name="T17">or soldier </text:span><text:span text:style-name="T19">name</text:span><text:span text:style-name="T17">.</text:span></text:p>
          </draw:text-box>
        </draw:frame>
        <draw:frame draw:style-name="gr4" draw:text-style-name="P9" draw:layer="layout" svg:width="5.92cm" svg:height="0.925cm" svg:x="0.795cm" svg:y="4.789cm">
          <draw:text-box>
            <text:p><text:span text:style-name="T8">Professionl Experience</text:span></text:p>
          </draw:text-box>
        </draw:frame>
        <draw:line draw:style-name="gr41" draw:text-style-name="P21" draw:layer="layout" svg:x1="3.247cm" svg:y1="2.326cm" svg:x2="13.382cm" svg:y2="2.326cm">
          <text:p/>
        </draw:line>
        <draw:frame draw:style-name="gr42" draw:text-style-name="P20" draw:layer="layout" svg:width="12.248cm" svg:height="1.763cm" svg:x="1.306cm" svg:y="9.201cm">
          <draw:text-box>
            <text:p text:style-name="P7"><text:span text:style-name="T16">-</text:span><text:span text:style-name="T10"> </text:span><text:span text:style-name="T20">Leader Assistant </text:span><text:span text:style-name="T21">– A </text:span><text:span text:style-name="T20">LAN </text:span><text:span text:style-name="T21">based app for the leader to </text:span><text:span text:style-name="T21">assign orders, <text:s text:c="5"/>track </text:span><text:span text:style-name="T21">requests, and respond back for </text:span><text:span text:style-name="T21">requests to </text:span><text:span text:style-name="T19">approve</text:span><text:span text:style-name="T21">, </text:span><text:span text:style-name="T19">wait</text:span><text:span text:style-name="T21"> or </text:span><text:span text:style-name="T21">just <text:s text:c="4"/></text:span><text:span text:style-name="T19">delete</text:span><text:span text:style-name="T21"> it quitely.</text:span></text:p>
          </draw:text-box>
        </draw:frame>
        <draw:frame draw:style-name="gr42" draw:text-style-name="P20" draw:layer="layout" svg:width="12.248cm" svg:height="1.763cm" svg:x="1.306cm" svg:y="10.801cm">
          <draw:text-box>
            <text:p text:style-name="P7"><text:span text:style-name="T20">-</text:span><text:span text:style-name="T21"> </text:span><text:span text:style-name="T20">Solider Examiner</text:span><text:span text:style-name="T21"> – Recreated </text:span><text:span text:style-name="T21">exam app, which has three </text:span><text:span text:style-name="T21">types of <text:s text:c="9"/>questions that </text:span><text:span text:style-name="T21">helps to measure </text:span><text:span text:style-name="T21">Psychological, Sexual, and </text:span><text:span text:style-name="T21">religious <text:s text:c="5"/>deviations.</text:span></text:p>
          </draw:text-box>
        </draw:frame>
        <draw:line draw:style-name="gr43" draw:text-style-name="P21" draw:layer="layout" svg:x1="1.209cm" svg:y1="12.549cm" svg:x2="1.209cm" svg:y2="6.14cm">
          <text:p/>
        </draw:line>
        <draw:frame draw:style-name="gr34" draw:text-style-name="P12" draw:layer="layout" svg:width="3.556cm" svg:height="0.873cm" svg:x="1.196cm" svg:y="12.45cm">
          <draw:text-box>
            <text:p><text:span text:style-name="T5">Upwork</text:span></text:p>
          </draw:text-box>
        </draw:frame>
        <draw:frame draw:style-name="gr35" draw:text-style-name="P14" draw:layer="layout" svg:width="5.143cm" svg:height="0.717cm" svg:x="7.878cm" svg:y="12.601cm">
          <draw:text-box>
            <text:p text:style-name="P13"><text:span text:style-name="T22">Jun - 2019 <text:s/>: <text:s/>Sep - 2020 </text:span></text:p>
          </draw:text-box>
        </draw:frame>
        <draw:frame draw:style-name="gr44" draw:text-style-name="P16" draw:layer="layout" svg:width="5.225cm" svg:height="0.823cm" svg:x="1.224cm" svg:y="13.086cm">
          <draw:text-box>
            <text:p text:style-name="P15"><text:span text:style-name="T13">Frontend developer</text:span></text:p>
          </draw:text-box>
        </draw:frame>
        <draw:frame draw:style-name="gr45" draw:text-style-name="P17" draw:layer="layout" svg:width="4.778cm" svg:height="0.742cm" svg:x="3.131cm" svg:y="12.564cm">
          <draw:text-box>
            <text:p text:style-name="P7"><text:span text:style-name="T14">Freelancing</text:span></text:p>
          </draw:text-box>
        </draw:frame>
        <draw:frame draw:style-name="gr46" draw:text-style-name="P22" draw:layer="layout" svg:width="12.458cm" svg:height="1.259cm" svg:x="1.218cm" svg:y="13.594cm">
          <draw:text-box>
            <text:p text:style-name="P7"><text:span text:style-name="T15">Became aware of UI &amp; UX, </text:span><text:span text:style-name="T15">Which I worked on almost ~30 </text:span><text:span text:style-name="T15">freelancing task, And I </text:span><text:span text:style-name="T15">Extended my experience in </text:span><text:span text:style-name="T15">backend technologies.</text:span></text:p>
          </draw:text-box>
        </draw:frame>
        <draw:line draw:style-name="gr43" draw:text-style-name="P21" draw:layer="layout" svg:x1="1.229cm" svg:y1="14.626cm" svg:x2="1.229cm" svg:y2="13.12cm">
          <text:p/>
        </draw:line>
        <draw:frame draw:style-name="gr47" draw:text-style-name="P23" draw:layer="layout" svg:width="5.712cm" svg:height="0.755cm" svg:x="14.388cm" svg:y="22.656cm">
          <draw:text-box>
            <text:p text:style-name="P7"><text:span text:style-name="T10">Arabic <text:s text:c="2"/></text:span><text:span text:style-name="T23">native</text:span></text:p>
          </draw:text-box>
        </draw:frame>
        <draw:frame draw:style-name="gr48" draw:text-style-name="P23" draw:layer="layout" svg:width="5.717cm" svg:height="0.755cm" svg:x="14.383cm" svg:y="23.259cm">
          <draw:text-box>
            <text:p text:style-name="P15"><text:span text:style-name="T15">E</text:span><text:span text:style-name="T15">n</text:span><text:span text:style-name="T15">g</text:span><text:span text:style-name="T15">l</text:span><text:span text:style-name="T15">i</text:span><text:span text:style-name="T15">s</text:span><text:span text:style-name="T15">h</text:span><text:span text:style-name="T15"> </text:span><text:span text:style-name="T15"><text:s/></text:span><text:span text:style-name="T24">B</text:span><text:span text:style-name="T24">2</text:span></text:p>
          </draw:text-box>
        </draw:frame>
        <draw:frame draw:style-name="gr49" draw:text-style-name="P23" draw:layer="layout" svg:width="5.717cm" svg:height="0.755cm" svg:x="14.383cm" svg:y="23.859cm">
          <draw:text-box>
            <text:p text:style-name="P15"><text:span text:style-name="T15">Deutsch <text:s text:c="2"/></text:span><text:span text:style-name="T24">A2</text:span></text:p>
          </draw:text-box>
        </draw:frame>
        <draw:frame draw:style-name="gr50" draw:text-style-name="P24" draw:layer="layout" svg:width="6.86cm" svg:height="0.78cm" svg:x="14.24cm" svg:y="25.147cm">
          <draw:text-box>
            <text:p text:style-name="P7"><text:span text:style-name="T25">@salihcod</text:span><text:span text:style-name="T25">ev</text:span><text:span text:style-name="T26"> </text:span><text:span text:style-name="T27"><text:s/></text:span><text:span text:style-name="T28"><text:s/></text:span><text:span text:style-name="T29"><text:a xlink:href="https://stackoverflow.com/users/11687959/ahmad-salih?tab=profile" xlink:type="simple">StackOverFlow</text:a></text:span><text:span text:style-name="T30">, </text:span><text:span text:style-name="T29"><text:a xlink:href="https://www.twitter.com/salihcodev" xlink:type="simple">Twitter</text:a></text:span></text:p>
          </draw:text-box>
        </draw:frame>
        <draw:frame draw:style-name="gr4" draw:text-style-name="P9" draw:layer="layout" svg:width="2.918cm" svg:height="0.925cm" svg:x="14.095cm" svg:y="21.327cm">
          <draw:text-box>
            <text:p><text:span text:style-name="T8">Extras</text:span></text:p>
          </draw:text-box>
        </draw:frame>
        <draw:frame draw:style-name="gr51" draw:text-style-name="P10" draw:layer="layout" svg:width="6.14cm" svg:height="0.73cm" svg:x="14.117cm" svg:y="21.983cm">
          <draw:text-box>
            <text:p text:style-name="P7"><text:span text:style-name="T9">Languages</text:span></text:p>
          </draw:text-box>
        </draw:frame>
        <draw:frame draw:style-name="gr52" draw:text-style-name="P10" draw:layer="layout" svg:width="6.14cm" svg:height="0.73cm" svg:x="14.117cm" svg:y="24.583cm">
          <draw:text-box>
            <text:p text:style-name="P7"><text:span text:style-name="T9">More Useful links</text:span></text:p>
          </draw:text-box>
        </draw:frame>
        <draw:line draw:style-name="gr41" draw:text-style-name="P21" draw:layer="layout" svg:x1="6.194cm" svg:y1="5.243cm" svg:x2="13.382cm" svg:y2="5.243cm">
          <text:p/>
        </draw:line>
        <draw:line draw:style-name="gr41" draw:text-style-name="P21" draw:layer="layout" svg:x1="3.071cm" svg:y1="15.419cm" svg:x2="13.382cm" svg:y2="15.419cm">
          <text:p/>
        </draw:line>
        <draw:frame draw:style-name="gr4" draw:text-style-name="P9" draw:layer="layout" svg:width="5.285cm" svg:height="0.925cm" svg:x="0.796cm" svg:y="14.921cm">
          <draw:text-box>
            <text:p><text:span text:style-name="T8">Projects</text:span></text:p>
          </draw:text-box>
        </draw:frame>
        <draw:line draw:style-name="gr41" draw:text-style-name="P21" draw:layer="layout" svg:x1="16.034cm" svg:y1="21.848cm" svg:x2="20.1cm" svg:y2="21.848cm">
          <text:p/>
        </draw:line>
        <draw:frame draw:style-name="gr4" draw:text-style-name="P9" draw:layer="layout" svg:width="5.285cm" svg:height="0.925cm" svg:x="0.8cm" svg:y="25.921cm">
          <draw:text-box>
            <text:p text:style-name="P7"><text:span text:style-name="T8">A</text:span><text:span text:style-name="T8">c</text:span><text:span text:style-name="T8">h</text:span><text:span text:style-name="T8">i</text:span><text:span text:style-name="T8">e</text:span><text:span text:style-name="T8">v</text:span><text:span text:style-name="T8">m</text:span><text:span text:style-name="T8">e</text:span><text:span text:style-name="T8">n</text:span><text:span text:style-name="T8">t</text:span><text:span text:style-name="T8">s</text:span></text:p>
          </draw:text-box>
        </draw:frame>
        <draw:frame draw:style-name="gr53" draw:text-style-name="P11" draw:layer="layout" svg:width="5.705cm" svg:height="0.755cm" svg:x="14.229cm" svg:y="12.522cm">
          <draw:text-box>
            <text:p text:style-name="P7"><text:span text:style-name="T10">- Java </text:span><text:span text:style-name="T31">novice</text:span></text:p>
          </draw:text-box>
        </draw:frame>
        <draw:frame draw:style-name="gr34" draw:text-style-name="P25" draw:layer="layout" svg:width="3.556cm" svg:height="0.873cm" svg:x="1.216cm" svg:y="15.662cm">
          <draw:text-box>
            <text:p><text:span text:style-name="T32"><text:a xlink:href="https://github.com/salihcodev/fullcart" xlink:type="simple">Fullcart</text:a></text:span></text:p>
          </draw:text-box>
        </draw:frame>
        <draw:frame draw:style-name="gr54" draw:text-style-name="P17" draw:layer="layout" svg:width="5.676cm" svg:height="0.73cm" svg:x="3.576cm" svg:y="15.728cm">
          <draw:text-box>
            <text:p text:style-name="P7"><text:span text:style-name="T14">E-Commercial Platform <text:s/>(WIP)</text:span></text:p>
          </draw:text-box>
        </draw:frame>
        <draw:frame draw:style-name="gr55" draw:text-style-name="P26" draw:layer="layout" svg:width="12.08cm" svg:height="1.309cm" svg:x="1.192cm" svg:y="16.274cm">
          <draw:text-box>
            <text:p text:style-name="P7"><text:span text:style-name="T33">A Platform that manage </text:span><text:span text:style-name="T33">people to sell / buy their </text:span><text:span text:style-name="T33">products online.</text:span></text:p>
          </draw:text-box>
        </draw:frame>
        <draw:frame draw:style-name="gr56" draw:text-style-name="P27" draw:layer="layout" svg:width="12.084cm" svg:height="1.309cm" svg:x="1.188cm" svg:y="16.782cm">
          <draw:text-box>
            <text:p text:style-name="P15"><text:span text:style-name="T6"># Stack:</text:span><text:span text:style-name="T7"> ReactJS, Typescript, </text:span><text:span text:style-name="T7">Redux-Toolkit, NodeJS, </text:span><text:span text:style-name="T7">ExpressJS, </text:span><text:span text:style-name="T34"><text:s text:c="9"/>JWT, </text:span><text:span text:style-name="T34">MongoDB, Sass </text:span><text:span text:style-name="T35">(custome </text:span><text:span text:style-name="T35">design system)</text:span></text:p>
          </draw:text-box>
        </draw:frame>
        <draw:frame draw:style-name="gr57" draw:text-style-name="P28" draw:layer="layout" svg:width="9.545cm" svg:height="0.78cm" svg:x="0.881cm" svg:y="26.587cm">
          <draw:text-box>
            <text:p><text:span text:style-name="T36">- Software Design and Architecture Specialization <text:s/></text:span></text:p>
          </draw:text-box>
        </draw:frame>
        <draw:frame draw:style-name="gr57" draw:text-style-name="P29" draw:layer="layout" svg:width="9.545cm" svg:height="0.78cm" svg:x="0.867cm" svg:y="27.087cm">
          <draw:text-box>
            <text:p><text:span text:style-name="T37"><text:a xlink:href="https://www.coursera.org/account/accomplishments/specialization/certificate/HYQT966DDFK6" xlink:type="simple">- Programming with Google Go Specialization</text:a></text:span></text:p>
          </draw:text-box>
        </draw:frame>
        <draw:frame draw:style-name="gr57" draw:text-style-name="P29" draw:layer="layout" svg:width="10.126cm" svg:height="0.78cm" svg:x="0.853cm" svg:y="27.622cm">
          <draw:text-box>
            <text:p><text:span text:style-name="T37"><text:a xlink:href="https://udemy-certificate.s3.amazonaws.com/image/UC-4110ab59-cacd-4447-9c42-b015ee9c419c.jpg" xlink:type="simple">- NestJS Zero to Hero - Modern TypeScript Back-end</text:a></text:span></text:p>
          </draw:text-box>
        </draw:frame>
        <draw:frame draw:style-name="gr35" draw:text-style-name="P31" draw:layer="layout" svg:width="2.592cm" svg:height="0.717cm" svg:x="10.279cm" svg:y="26.635cm">
          <draw:text-box>
            <text:p text:style-name="P30"><text:span text:style-name="T12">(WIP)</text:span></text:p>
          </draw:text-box>
        </draw:frame>
        <draw:frame draw:style-name="gr35" draw:text-style-name="P31" draw:layer="layout" svg:width="2.592cm" svg:height="0.717cm" svg:x="10.279cm" svg:y="27.135cm">
          <draw:text-box>
            <text:p text:style-name="P30"><text:span text:style-name="T12">D</text:span><text:span text:style-name="T12">e</text:span><text:span text:style-name="T12">c</text:span><text:span text:style-name="T12">.</text:span><text:span text:style-name="T12"> </text:span><text:span text:style-name="T12">2</text:span><text:span text:style-name="T12">0</text:span><text:span text:style-name="T12">2</text:span><text:span text:style-name="T12">1</text:span></text:p>
          </draw:text-box>
        </draw:frame>
        <draw:frame draw:style-name="gr35" draw:text-style-name="P31" draw:layer="layout" svg:width="2.592cm" svg:height="0.717cm" svg:x="10.279cm" svg:y="27.702cm">
          <draw:text-box>
            <text:p text:style-name="P30"><text:span text:style-name="T12">Jan. 2023</text:span></text:p>
          </draw:text-box>
        </draw:frame>
        <draw:line draw:style-name="gr41" draw:text-style-name="P21" draw:layer="layout" svg:x1="4.175cm" svg:y1="26.419cm" svg:x2="13.383cm" svg:y2="26.419cm">
          <text:p/>
        </draw:line>
        <draw:custom-shape draw:style-name="gr39" draw:text-style-name="P19" draw:layer="layout" svg:width="0.152cm" svg:height="0.152cm" svg:x="1.144cm" svg:y="12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5" draw:layer="layout" svg:width="2.324cm" svg:height="0.873cm" svg:x="1.216cm" svg:y="24.151cm">
          <draw:text-box>
            <text:p><text:span text:style-name="T32"><text:a xlink:href="https://github.com/salihcodev/todonest" xlink:type="simple">Todonest</text:a></text:span></text:p>
          </draw:text-box>
        </draw:frame>
        <draw:frame draw:style-name="gr58" draw:text-style-name="P17" draw:layer="layout" svg:width="5.676cm" svg:height="0.73cm" svg:x="3.74cm" svg:y="24.215cm">
          <draw:text-box>
            <text:p text:style-name="P7"><text:span text:style-name="T14">Tasks Assigner Server</text:span></text:p>
          </draw:text-box>
        </draw:frame>
        <draw:frame draw:style-name="gr3" draw:text-style-name="P5" draw:layer="layout" svg:width="0.321cm" svg:height="0.319cm" svg:x="3.246cm" svg:y="24.397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012C5C89FEE7A2B5.png" xlink:type="simple" xlink:show="embed" xlink:actuate="onLoad" draw:mime-type="image/png"/>
        </draw:frame>
        <draw:frame draw:style-name="gr59" draw:text-style-name="P26" draw:layer="layout" svg:width="11.708cm" svg:height="0.78cm" svg:x="1.192cm" svg:y="24.623cm">
          <draw:text-box>
            <text:p text:style-name="P7"><text:span text:style-name="T33">A regular tasks assigner </text:span><text:span text:style-name="T38">API</text:span><text:span text:style-name="T33">. Which you can apply </text:span><text:span text:style-name="T39">crud </text:span><text:span text:style-name="T33">&amp; </text:span><text:span text:style-name="T39">auth</text:span></text:p>
          </draw:text-box>
        </draw:frame>
        <draw:frame draw:style-name="gr60" draw:text-style-name="P27" draw:layer="layout" svg:width="12.084cm" svg:height="0.78cm" svg:x="1.188cm" svg:y="25.131cm">
          <draw:text-box>
            <text:p text:style-name="P15"><text:span text:style-name="T40"># Stack:</text:span><text:span text:style-name="T34"> NodeJS, </text:span><text:span text:style-name="T34">NestJS, </text:span><text:span text:style-name="T34">Typescript, JWT, </text:span><text:span text:style-name="T34">Passport</text:span></text:p>
          </draw:text-box>
        </draw:frame>
        <draw:frame draw:style-name="gr61" draw:text-style-name="P11" draw:layer="layout" svg:width="5.705cm" svg:height="0.755cm" svg:x="14.218cm" svg:y="16.138cm">
          <draw:text-box>
            <text:p text:style-name="P7"><text:span text:style-name="T10">- Github actions</text:span></text:p>
          </draw:text-box>
        </draw:frame>
        <draw:frame draw:style-name="gr3" draw:text-style-name="P5" draw:layer="layout" svg:width="0.321cm" svg:height="0.319cm" svg:x="3.024cm" svg:y="15.919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012C5C89FEE7A2B5.png" xlink:type="simple" xlink:show="embed" xlink:actuate="onLoad" draw:mime-type="image/png"/>
        </draw:frame>
        <draw:frame draw:style-name="gr3" draw:text-style-name="P5" draw:layer="layout" svg:width="0.321cm" svg:height="0.319cm" svg:x="9.956cm" svg:y="26.823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012C5C89FEE7A2B5.png" xlink:type="simple" xlink:show="embed" xlink:actuate="onLoad" draw:mime-type="image/png"/>
        </draw:frame>
        <draw:frame draw:style-name="gr3" draw:text-style-name="P5" draw:layer="layout" svg:width="0.321cm" svg:height="0.319cm" svg:x="9.257cm" svg:y="27.333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012C5C89FEE7A2B5.png" xlink:type="simple" xlink:show="embed" xlink:actuate="onLoad" draw:mime-type="image/png"/>
        </draw:frame>
        <draw:frame draw:style-name="gr3" draw:text-style-name="P32" draw:layer="layout" svg:width="0.321cm" svg:height="0.319cm" svg:x="10.358cm" svg:y="27.852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012C5C89FEE7A2B5.png" xlink:type="simple" xlink:show="embed" xlink:actuate="onLoad" draw:mime-type="image/png"/>
        </draw:frame>
        <draw:frame draw:style-name="gr62" draw:text-style-name="P25" draw:layer="layout" svg:width="2.959cm" svg:height="0.827cm" svg:x="1.216cm" svg:y="22.289cm">
          <draw:text-box>
            <text:p><text:span text:style-name="T32"><text:a xlink:href="https://github.com/salihcodev/metweather" xlink:type="simple">Metweather</text:a></text:span></text:p>
          </draw:text-box>
        </draw:frame>
        <draw:frame draw:style-name="gr63" draw:text-style-name="P17" draw:layer="layout" svg:width="5.676cm" svg:height="0.73cm" svg:x="4.056cm" svg:y="22.353cm">
          <draw:text-box>
            <text:p text:style-name="P7"><text:span text:style-name="T14">Weather App</text:span></text:p>
          </draw:text-box>
        </draw:frame>
        <draw:frame draw:style-name="gr64" draw:text-style-name="P26" draw:layer="layout" svg:width="12.398cm" svg:height="0.78cm" svg:x="1.228cm" svg:y="22.808cm">
          <draw:text-box>
            <text:p text:style-name="P7"><text:span text:style-name="T33">Simple weather app, </text:span><text:span text:style-name="T33">User experience it by </text:span><text:span text:style-name="T33">coordinates or city </text:span><text:span text:style-name="T33">name</text:span></text:p>
          </draw:text-box>
        </draw:frame>
        <draw:frame draw:style-name="gr65" draw:text-style-name="P33" draw:layer="layout" svg:width="12.084cm" svg:height="0.78cm" svg:x="1.188cm" svg:y="23.333cm">
          <draw:text-box>
            <text:p text:style-name="P15"><text:span text:style-name="T40"># Stack:</text:span><text:span text:style-name="T34"> ReactJS, Typescript, </text:span><text:span text:style-name="T34">ContextAPI, OpenMeteo-API</text:span></text:p>
          </draw:text-box>
        </draw:frame>
        <draw:frame draw:style-name="gr3" draw:text-style-name="P5" draw:layer="layout" svg:width="0.321cm" svg:height="0.319cm" svg:x="3.772cm" svg:y="22.526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012C5C89FEE7A2B5.png" xlink:type="simple" xlink:show="embed" xlink:actuate="onLoad" draw:mime-type="image/png"/>
        </draw:frame>
        <draw:frame draw:style-name="gr4" draw:text-style-name="P9" draw:layer="layout" svg:width="2.918cm" svg:height="0.925cm" svg:x="14.106cm" svg:y="18.257cm">
          <draw:text-box>
            <text:p><text:span text:style-name="T8">Education</text:span></text:p>
          </draw:text-box>
        </draw:frame>
        <draw:frame draw:style-name="gr66" draw:text-style-name="P10" draw:layer="layout" svg:width="6.14cm" svg:height="0.78cm" svg:x="14.212cm" svg:y="18.986cm">
          <draw:text-box>
            <text:p text:style-name="P7"><text:span text:style-name="T41">UNIVERSITY OF SADAT </text:span><text:span text:style-name="T41">CITY</text:span></text:p>
          </draw:text-box>
        </draw:frame>
        <draw:frame draw:style-name="gr67" draw:text-style-name="P11" draw:layer="layout" svg:width="5.705cm" svg:height="0.657cm" svg:x="14.312cm" svg:y="19.563cm">
          <draw:text-box>
            <text:p text:style-name="P7"><text:span text:style-name="T42"><text:a xlink:href="http://law.usc.edu.eg/ar" xlink:type="simple">law.usc.edu.eg/ar</text:a></text:span></text:p>
          </draw:text-box>
        </draw:frame>
        <draw:frame draw:style-name="gr68" draw:text-style-name="P26" draw:layer="layout" svg:width="4.778cm" svg:height="0.755cm" svg:x="14.335cm" svg:y="20.15cm">
          <draw:text-box>
            <text:p text:style-name="P7"><text:span text:style-name="T15">Bachelor of Laws</text:span></text:p>
          </draw:text-box>
        </draw:frame>
        <draw:frame draw:style-name="gr35" draw:text-style-name="P14" draw:layer="layout" svg:width="2.325cm" svg:height="0.717cm" svg:x="17.722cm" svg:y="20.217cm">
          <draw:text-box>
            <text:p text:style-name="P13"><text:span text:style-name="T12">2017 <text:s/>: <text:s/>2021</text:span></text:p>
          </draw:text-box>
        </draw:frame>
        <draw:line draw:style-name="gr41" draw:text-style-name="P21" draw:layer="layout" svg:x1="16.808cm" svg:y1="18.777cm" svg:x2="20.138cm" svg:y2="18.777cm">
          <text:p/>
        </draw:line>
        <draw:frame draw:style-name="gr69" draw:text-style-name="P17" draw:layer="layout" svg:width="4.778cm" svg:height="0.755cm" svg:x="14.335cm" svg:y="20.634cm">
          <draw:text-box>
            <text:p text:style-name="P7"><text:span text:style-name="T43">GPA : </text:span><text:span text:style-name="T44"><text:s/>3.00</text:span></text:p>
          </draw:text-box>
        </draw:frame>
        <draw:frame draw:style-name="gr3" draw:text-style-name="P5" draw:layer="layout" svg:width="0.321cm" svg:height="0.319cm" svg:x="18.332cm" svg:y="19.746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012C5C89FEE7A2B5.png" xlink:type="simple" xlink:show="embed" xlink:actuate="onLoad" draw:mime-type="image/png"/>
        </draw:frame>
        <draw:frame draw:style-name="gr70" draw:text-style-name="P11" draw:layer="layout" svg:width="5.705cm" svg:height="0.755cm" svg:x="14.229cm" svg:y="8.51cm">
          <draw:text-box>
            <text:p text:style-name="P7"><text:span text:style-name="T10">- Mongoose</text:span></text:p>
          </draw:text-box>
        </draw:frame>
        <draw:frame draw:style-name="gr71" draw:text-style-name="P11" draw:layer="layout" svg:width="5.705cm" svg:height="0.755cm" svg:x="14.23cm" svg:y="8.942cm">
          <draw:text-box>
            <text:p text:style-name="P7"><text:span text:style-name="T10">- KnexJS</text:span></text:p>
          </draw:text-box>
        </draw:frame>
        <draw:frame draw:style-name="gr72" draw:text-style-name="P26" draw:layer="layout" svg:width="0.523cm" svg:height="0.873cm" svg:x="0.892cm" svg:y="15.566cm">
          <draw:text-box>
            <text:p text:style-name="P7"><text:span text:style-name="T45">-</text:span></text:p>
          </draw:text-box>
        </draw:frame>
        <draw:frame draw:style-name="gr73" draw:text-style-name="P26" draw:layer="layout" svg:width="0.523cm" svg:height="0.873cm" svg:x="0.893cm" svg:y="22.233cm">
          <draw:text-box>
            <text:p text:style-name="P7"><text:span text:style-name="T45">-</text:span></text:p>
          </draw:text-box>
        </draw:frame>
        <draw:frame draw:style-name="gr74" draw:text-style-name="P26" draw:layer="layout" svg:width="0.523cm" svg:height="0.873cm" svg:x="0.894cm" svg:y="24.076cm">
          <draw:text-box>
            <text:p text:style-name="P7"><text:span text:style-name="T45">-</text:span></text:p>
          </draw:text-box>
        </draw:frame>
        <draw:frame draw:style-name="gr75" draw:text-style-name="P35" draw:layer="layout" svg:width="3.775cm" svg:height="0.674cm" svg:x="9.268cm" svg:y="0.334cm">
          <draw:text-box>
            <text:p text:style-name="P34"><text:span text:style-name="T46">Cairo, Egypt</text:span></text:p>
          </draw:text-box>
        </draw:frame>
        <draw:frame draw:style-name="gr76" draw:text-style-name="P37" draw:layer="layout" svg:width="2.605cm" svg:height="0.674cm" svg:x="14.161cm" svg:y="0.924cm">
          <draw:text-box>
            <text:p text:style-name="P36"><text:span text:style-name="T47"><text:a xlink:href="https://www.linkedin.com/in/salihcodev" xlink:type="simple">linkedin</text:a></text:span></text:p>
          </draw:text-box>
        </draw:frame>
        <draw:frame draw:style-name="gr75" draw:text-style-name="P38" draw:layer="layout" svg:width="5.461cm" svg:height="0.674cm" svg:x="12.216cm" svg:y="0.354cm">
          <draw:text-box>
            <text:p><text:span text:style-name="T48"><text:a xlink:href="mailto:ahmedsalihdev@gmail.com" xlink:type="simple">ahmedsalihdev@gmail.com</text:a></text:span></text:p>
          </draw:text-box>
        </draw:frame>
        <draw:frame draw:style-name="gr77" draw:text-style-name="P39" draw:layer="layout" svg:width="2.284cm" svg:height="0.674cm" svg:x="16.258cm" svg:y="0.934cm">
          <draw:text-box>
            <text:p text:style-name="P36"><text:span text:style-name="T49"><text:a xlink:href="https://github.com/salihcodev" xlink:type="simple">github</text:a></text:span></text:p>
          </draw:text-box>
        </draw:frame>
        <draw:frame draw:style-name="gr75" draw:text-style-name="P35" draw:layer="layout" svg:width="3.775cm" svg:height="0.674cm" svg:x="10.798cm" svg:y="0.903cm">
          <draw:text-box>
            <text:p text:style-name="P34"><text:span text:style-name="T50"><text:a xlink:href="tel:+20%201096477631" xlink:type="simple">+20 1096477631</text:a></text:span></text:p>
          </draw:text-box>
        </draw:frame>
        <draw:g>
          <draw:frame draw:style-name="gr78" draw:text-style-name="P39" draw:layer="layout" svg:width="2.328cm" svg:height="0.674cm" svg:x="17.976cm" svg:y="0.329cm">
            <draw:text-box>
              <text:p text:style-name="P36"><text:span text:style-name="T49"><text:a xlink:href="https://asalih.vercel.app/me/" xlink:type="simple">website</text:a></text:span></text:p>
            </draw:text-box>
          </draw:frame>
          <draw:frame draw:style-name="gr79" draw:text-style-name="P40" draw:layer="layout" svg:width="0.457cm" svg:height="0.457cm" svg:x="17.676cm" svg:y="0.458cm">
            <draw:image xlink:href="Pictures/100001DC000004A7000004A72B993E0616711901.svg" xlink:type="simple" xlink:show="embed" xlink:actuate="onLoad" draw:mime-type="image/svg+xml">
              <text:p text:style-name="P3"><text:span text:style-name="T51"><text:s/></text:span></text:p>
            </draw:image>
            <draw:image xlink:href="Pictures/100000010000002D0000002D73ADFFC045F26A60.png" xlink:type="simple" xlink:show="embed" xlink:actuate="onLoad" draw:mime-type="image/png"/>
          </draw:frame>
        </draw:g>
        <draw:line draw:style-name="gr41" draw:text-style-name="P21" draw:layer="layout" svg:x1="15.851cm" svg:y1="2.331cm" svg:x2="20.1cm" svg:y2="2.331cm">
          <text:p/>
        </draw:line>
        <draw:frame draw:style-name="gr80" draw:text-style-name="P22" draw:layer="controls" svg:width="9.75cm" svg:height="0.755cm" svg:x="1.189cm" svg:y="18.468cm">
          <draw:text-box>
            <text:p text:style-name="P7"><text:span text:style-name="T52">-</text:span><text:span text:style-name="T15"> Achieved </text:span><text:span text:style-name="T15">authorizing/authenticating for </text:span><text:span text:style-name="T15">users.</text:span></text:p>
          </draw:text-box>
        </draw:frame>
        <draw:frame draw:style-name="gr81" draw:text-style-name="P22" draw:layer="controls" svg:width="10.512cm" svg:height="0.755cm" svg:x="1.189cm" svg:y="18.968cm">
          <draw:text-box>
            <text:p text:style-name="P7"><text:span text:style-name="T52">-</text:span><text:span text:style-name="T15"> Built role system for the </text:span><text:span text:style-name="T15">users’ customers/suppliers</text:span></text:p>
          </draw:text-box>
        </draw:frame>
        <draw:frame draw:style-name="gr82" draw:text-style-name="P22" draw:layer="controls" svg:width="12.57cm" svg:height="1.259cm" svg:x="1.189cm" svg:y="19.981cm">
          <draw:text-box>
            <text:p text:style-name="P7"><text:span text:style-name="T52">-</text:span><text:span text:style-name="T15"> Built </text:span><text:span text:style-name="T15">single </text:span><text:span text:style-name="T15">product </text:span><text:span text:style-name="T15">page </text:span><text:span text:style-name="T15">that </text:span><text:span text:style-name="T15">contains </text:span><text:span text:style-name="T15">full </text:span><text:span text:style-name="T15">details, </text:span><text:span text:style-name="T15">reviews </text:span><text:span text:style-name="T15">(categori</text:span><text:span text:style-name="T15">zed <text:s text:c="3"/></text:span><text:span text:style-name="T15">reviews)</text:span><text:span text:style-name="T15">, and </text:span><text:span text:style-name="T15">basic </text:span><text:span text:style-name="T15">supplier </text:span><text:span text:style-name="T15">info.</text:span></text:p>
          </draw:text-box>
        </draw:frame>
        <draw:frame draw:style-name="gr83" draw:text-style-name="P22" draw:layer="controls" svg:width="12.57cm" svg:height="0.755cm" svg:x="1.189cm" svg:y="19.48cm">
          <draw:text-box>
            <text:p text:style-name="P7"><text:span text:style-name="T52">-</text:span><text:span text:style-name="T15"> Cart, wish list and checkout </text:span><text:span text:style-name="T15">page.</text:span></text:p>
          </draw:text-box>
        </draw:frame>
        <draw:frame draw:style-name="gr84" draw:text-style-name="P22" draw:layer="controls" svg:width="12.57cm" svg:height="0.755cm" svg:x="1.189cm" svg:y="21.04cm">
          <draw:text-box>
            <text:p text:style-name="P7"><text:span text:style-name="T52">-</text:span><text:span text:style-name="T15"> A Hot list for searching whole </text:span><text:span text:style-name="T15">products, Which provides last history.</text:span></text:p>
          </draw:text-box>
        </draw:frame>
        <draw:frame draw:style-name="gr85" draw:text-style-name="P22" draw:layer="controls" svg:width="12.828cm" svg:height="1.259cm" svg:x="1.189cm" svg:y="21.474cm">
          <draw:text-box>
            <text:p text:style-name="P7"><text:span text:style-name="T52">-</text:span><text:span text:style-name="T15"> Implemented a dashboard to </text:span><text:span text:style-name="T15">make every supplier manage </text:span><text:span text:style-name="T15">their products.</text:span></text:p>
          </draw:text-box>
        </draw:frame>
        <draw:frame draw:style-name="gr86" draw:text-style-name="P22" draw:layer="controls" svg:width="9.75cm" svg:height="0.755cm" svg:x="1.189cm" svg:y="17.969cm">
          <draw:text-box>
            <text:p text:style-name="P41"><text:span text:style-name="T15"># Key Features: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Noto Sans" svg:font-family="'Noto Sans'" style:font-family-generic="roman" style:font-pitch="variable"/>
    <style:font-face style:name="Nunito" svg:font-family="Nunito" style:font-pitch="variable"/>
    <style:font-face style:name="Operator Mono Lig Book" svg:font-family="'Operator Mono Lig Book'" style:font-pitch="fixed"/>
    <style:font-face style:name="Operator Mono Lig Book1" svg:font-family="'Operator Mono Lig Book'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18679" draw:marker-start-width="0.2cm" draw:marker-start-center="false" draw:marker-end-width="0.2cm" draw:marker-end-center="false" draw:fill="solid" draw:fill-color="#1c1c1c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3T18:37:53.685836109</meta:creation-date>
    <meta:generator>LibreOffice/7.4.5.1$Linux_X86_64 LibreOffice_project/40$Build-1</meta:generator>
    <dc:date>2023-04-02T23:00:16.422088432</dc:date>
    <meta:editing-duration>P5DT1H1M16S</meta:editing-duration>
    <meta:editing-cycles>820</meta:editing-cycles>
    <meta:document-statistic meta:object-count="121"/>
  </office:meta>
</office:document-meta>
</file>